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7.734cm" fo:min-width="24.05cm" loext:decorative="false"/>
    </style:style>
    <style:style style:name="gr2" style:family="graphic" style:parent-style-name="objectwithoutfill">
      <style:graphic-properties svg:stroke-width="0.035cm" draw:marker-start="Arrow" draw:marker-start-width="0.253cm" draw:marker-end-width="0.253cm" draw:fill="solid" draw:textarea-vertical-align="middle" fo:padding-top="0.143cm" fo:padding-bottom="0.143cm" fo:padding-left="0.268cm" fo:padding-right="0.268cm" loext:decorative="false"/>
    </style:style>
    <style:style style:name="gr3" style:family="graphic" style:parent-style-name="objectwithoutfill">
      <style:graphic-properties svg:stroke-width="0.035cm" draw:marker-start="Arrow" draw:marker-start-width="0.252cm" draw:marker-end="" draw:marker-end-width="0.252cm" draw:fill="solid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6.529cm" fo:min-width="7.227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3.669cm" fo:min-width="5.06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175cm" loext:decorative="false"/>
      <style:paragraph-properties style:writing-mode="lr-tb"/>
    </style:style>
    <style:style style:name="gr9" style:family="graphic" style:parent-style-name="objectwithoutfill">
      <style:graphic-properties svg:stroke-width="0.035cm" draw:marker-start-width="0.253cm" draw:marker-end="Arrow" draw:marker-end-width="0.253cm" draw:fill="solid" draw:textarea-vertical-align="middle" fo:padding-top="0.143cm" fo:padding-bottom="0.143cm" fo:padding-left="0.268cm" fo:padding-right="0.268cm" loext:decorative="false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068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6" style:family="graphic" style:parent-style-name="standard">
      <style:graphic-properties svg:stroke-width="0.035cm" svg:stroke-color="#c9211e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7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svg:stroke-width="0.035cm" svg:stroke-color="#224b12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9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 loext:decorative="false"/>
    </style:style>
    <style:style style:name="gr20" style:family="graphic" style:parent-style-name="standard">
      <style:graphic-properties draw:fill="solid" draw:fill-color="#ce181e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10" style:family="paragraph">
      <loext:graphic-properties draw:fill-color="#ffffd7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solid" draw:fill-color="#ce181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/>
    </style:style>
    <style:style style:name="T5" style:family="text">
      <style:text-properties fo:font-size="24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5cm" svg:height="17.984cm" svg:x="5.903cm" svg:y="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1.115cm" svg:y1="6.646cm" svg:x2="27.432cm" svg:y2="6.646cm">
          <text:p/>
        </draw:line>
        <draw:line draw:style-name="gr3" draw:text-style-name="P2" draw:layer="layout" svg:x1="30.988cm" svg:y1="2.846cm" svg:x2="27.459cm" svg:y2="2.846cm">
          <text:p/>
        </draw:line>
        <draw:custom-shape draw:style-name="gr4" draw:text-style-name="P4" xml:id="id9" draw:id="id9" draw:layer="layout" svg:width="7.727cm" svg:height="6.779cm" svg:x="19.756cm" svg:y="1.772cm">
          <text:p text:style-name="P3"><text:span text:style-name="T1">Demo</text:span></text:p>
          <text:p text:style-name="P3"><text:span text:style-name="T1">Subblock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7" draw:id="id7" draw:layer="layout" svg:width="5.568cm" svg:height="13.919cm" svg:x="6.845cm" svg:y="1.879cm">
          <text:p text:style-name="P5"><text:span text:style-name="T1">Demo</text:span></text:p>
          <text:p text:style-name="P5"><text:span text:style-name="T1">Subblock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xml:id="id10" draw:id="id10" draw:layer="layout" svg:width="4.646cm" svg:height="3.083cm" svg:x="0.128cm" svg:y="7.287cm">
          <draw:text-box>
            <text:p text:style-name="P7"><text:span text:style-name="T2"/></text:p>
            <text:p text:style-name="P7"><text:span text:style-name="T2"><text:s text:c="5"/>IO i/f</text:span></text:p>
          </draw:text-box>
        </draw:frame>
        <draw:frame draw:style-name="gr7" draw:text-style-name="P9" xml:id="id1" draw:id="id1" draw:layer="layout" svg:width="2.047cm" svg:height="1.558cm" svg:x="1.52cm" svg:y="15.961cm">
          <draw:text-box>
            <text:p text:style-name="P7"><text:span text:style-name="T3">clk</text:span></text:p>
          </draw:text-box>
        </draw:frame>
        <draw:frame draw:style-name="gr8" draw:text-style-name="P9" xml:id="id6" draw:id="id6" draw:layer="layout" svg:width="1.927cm" svg:height="1.558cm" svg:x="1.52cm" svg:y="17.161cm">
          <draw:text-box>
            <text:p text:style-name="P7"><text:span text:style-name="T3">rst</text:span></text:p>
          </draw:text-box>
        </draw:frame>
        <draw:line draw:style-name="gr9" draw:text-style-name="P2" draw:layer="layout" svg:x1="31.088cm" svg:y1="10.546cm" svg:x2="27.432cm" svg:y2="10.546cm">
          <text:p/>
        </draw:line>
        <draw:custom-shape draw:style-name="gr4" draw:text-style-name="P4" xml:id="id8" draw:id="id8" draw:layer="layout" svg:width="7.727cm" svg:height="6.779cm" svg:x="19.756cm" svg:y="9.033cm">
          <text:p text:style-name="P3"><text:span text:style-name="T1">Demo</text:span></text:p>
          <text:p text:style-name="P5"><text:span text:style-name="T1">Subblock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2" draw:id="id2" draw:layer="layout" svg:width="0.567cm" svg:height="0.952cm" draw:transform="rotate (1.58039563768087) translate (11.479cm 15.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0" draw:text-style-name="P10" xml:id="id3" draw:id="id3" draw:layer="layout" svg:width="0.567cm" svg:height="0.952cm" draw:transform="rotate (-1.58283909863366) translate (20.642cm 14.7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0" draw:text-style-name="P10" xml:id="id5" draw:id="id5" draw:layer="layout" svg:width="0.567cm" svg:height="0.952cm" draw:transform="rotate (-1.58283909863366) translate (20.636cm 7.48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11" draw:text-style-name="P11" draw:layer="layout" svg:width="3.735cm" svg:height="0.988cm" svg:x="14.555cm" svg:y="2.373cm">
          <draw:text-box>
            <text:p><text:span text:style-name="T4">Demo_out</text:span></text:p>
          </draw:text-box>
        </draw:frame>
        <draw:custom-shape draw:style-name="gr12" draw:text-style-name="P12" draw:layer="layout" svg:width="0.046cm" svg:height="0.07cm" svg:x="19.754cm" svg:y="9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4.405cm" svg:height="0.988cm" svg:x="14cm" svg:y="12.904cm">
          <draw:text-box>
            <text:p><text:span text:style-name="T4">Demo_in</text:span></text:p>
          </draw:text-box>
        </draw:frame>
        <draw:frame draw:style-name="gr14" draw:text-style-name="P11" draw:layer="layout" svg:width="4.631cm" svg:height="0.988cm" svg:x="12.698cm" svg:y="7.751cm">
          <draw:text-box>
            <text:p><text:span text:style-name="T4">Demo_comm</text:span></text:p>
          </draw:text-box>
        </draw:frame>
        <draw:frame draw:style-name="gr15" draw:text-style-name="P13" draw:layer="layout" svg:width="2.358cm" svg:height="1.246cm" svg:x="30.908cm" svg:y="9.978cm">
          <draw:text-box>
            <text:p><text:span text:style-name="T5">I1</text:span></text:p>
          </draw:text-box>
        </draw:frame>
        <draw:connector draw:style-name="gr16" draw:text-style-name="P12" draw:layer="layout" draw:line-skew="5.734cm" svg:x1="3.567cm" svg:y1="16.74cm" svg:x2="12.431cm" svg:y2="14.998cm" draw:start-shape="id1" draw:end-shape="id2" draw:end-glue-point="7" svg:d="M3567 16740h15100v-1742h-6236" svg:viewBox="0 0 15101 1743">
          <text:p/>
        </draw:connector>
        <draw:connector draw:style-name="gr16" draw:text-style-name="P12" xml:id="id4" draw:id="id4" draw:layer="layout" draw:line-skew="7.176cm" svg:x1="3.567cm" svg:y1="16.74cm" svg:x2="19.686cm" svg:y2="14.995cm" draw:start-shape="id1" draw:start-glue-point="1" draw:end-shape="id3" draw:end-glue-point="7" svg:d="M3567 16740h15233v-1745h886" svg:viewBox="0 0 16120 1746">
          <text:p/>
        </draw:connector>
        <draw:connector draw:style-name="gr16" draw:text-style-name="P12" draw:layer="layout" svg:x1="18.8cm" svg:y1="15.867cm" svg:x2="19.68cm" svg:y2="7.757cm" draw:start-shape="id4" draw:start-glue-point="0" draw:end-shape="id5" draw:end-glue-point="7" svg:d="M18800 15867v-8110h880" svg:viewBox="0 0 881 8111">
          <text:p/>
        </draw:connector>
        <draw:line draw:style-name="gr17" draw:text-style-name="P2" draw:layer="layout" svg:x1="19.684cm" svg:y1="13.97cm" svg:x2="12.445cm" svg:y2="13.97cm">
          <text:p/>
        </draw:line>
        <draw:line draw:style-name="gr17" draw:text-style-name="P2" draw:layer="layout" svg:x1="12.444cm" svg:y1="3.52cm" svg:x2="19.683cm" svg:y2="3.52cm">
          <text:p/>
        </draw:line>
        <draw:connector draw:style-name="gr18" draw:text-style-name="P12" draw:layer="layout" svg:x1="3.447cm" svg:y1="17.94cm" svg:x2="9.629cm" svg:y2="15.798cm" draw:start-shape="id6" draw:start-glue-point="1" draw:end-shape="id7" draw:end-glue-point="2" svg:d="M3447 17940h6182v-2142" svg:viewBox="0 0 6183 2143">
          <text:p/>
        </draw:connector>
        <draw:connector draw:style-name="gr18" draw:text-style-name="P12" draw:layer="layout" svg:x1="3.447cm" svg:y1="17.94cm" svg:x2="23.619cm" svg:y2="15.812cm" draw:start-shape="id6" draw:start-glue-point="1" draw:end-shape="id8" draw:end-glue-point="2" svg:d="M3447 17940h20172v-2128" svg:viewBox="0 0 20173 2129">
          <text:p/>
        </draw:connector>
        <draw:connector draw:style-name="gr18" draw:text-style-name="P12" draw:layer="layout" draw:line-skew="17.225cm" svg:x1="3.447cm" svg:y1="17.94cm" svg:x2="23.619cm" svg:y2="1.772cm" draw:start-shape="id6" draw:start-glue-point="1" draw:end-shape="id9" draw:end-glue-point="0" svg:d="M3447 17940h25379v-16670h-5207v502" svg:viewBox="0 0 25380 16671">
          <text:p/>
        </draw:connector>
        <draw:connector draw:style-name="gr17" draw:text-style-name="P2" draw:layer="layout" draw:line-skew="-0.045cm" svg:x1="12.413cm" svg:y1="8.838cm" svg:x2="19.683cm" svg:y2="6.522cm" draw:start-shape="id7" draw:start-glue-point="1" svg:d="M12413 8838h3841v-2316h3429" svg:viewBox="0 0 7271 2317">
          <text:p/>
        </draw:connector>
        <draw:connector draw:style-name="gr17" draw:text-style-name="P2" draw:layer="layout" draw:line-skew="0.199cm" svg:x1="12.405cm" svg:y1="8.859cm" svg:x2="19.704cm" svg:y2="10.861cm" svg:d="M12405 8859h3849v2002h3450" svg:viewBox="0 0 7300 2003">
          <text:p/>
        </draw:connector>
        <draw:connector draw:style-name="gr19" draw:text-style-name="P2" draw:layer="layout" draw:type="line" svg:x1="4.774cm" svg:y1="8.828cm" svg:x2="6.845cm" svg:y2="8.838cm" draw:start-shape="id10" draw:start-glue-point="1" draw:end-shape="id7" draw:end-glue-point="3" svg:d="M4774 8828l2071 10" svg:viewBox="0 0 2072 11">
          <text:p/>
        </draw:connector>
        <draw:frame draw:style-name="gr15" draw:text-style-name="P13" draw:layer="layout" svg:width="2.333cm" svg:height="1.246cm" svg:x="31.025cm" svg:y="2.202cm">
          <draw:text-box>
            <text:p><text:span text:style-name="T5">O1</text:span></text:p>
          </draw:text-box>
        </draw:frame>
        <draw:frame draw:style-name="gr15" draw:text-style-name="P14" draw:layer="layout" svg:width="2.358cm" svg:height="1.246cm" svg:x="31.224cm" svg:y="13.008cm">
          <draw:text-box>
            <text:p><text:span text:style-name="T2">I2</text:span></text:p>
          </draw:text-box>
        </draw:frame>
        <draw:frame draw:style-name="gr15" draw:text-style-name="P14" draw:layer="layout" svg:width="2.358cm" svg:height="1.246cm" svg:x="31.288cm" svg:y="5.998cm">
          <draw:text-box>
            <text:p><text:span text:style-name="T2">O2</text:span></text:p>
          </draw:text-box>
        </draw:frame>
        <draw:line draw:style-name="gr9" draw:text-style-name="P2" draw:layer="layout" svg:x1="31.116cm" svg:y1="13.746cm" svg:x2="27.433cm" svg:y2="13.746cm">
          <text:p/>
        </draw:line>
        <draw:custom-shape draw:style-name="gr20" draw:text-style-name="P15" draw:layer="layout" svg:width="0.254cm" svg:height="0.254cm" svg:x="18.542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.274cm" fo:page-height="19.6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03-04T21:28:19.091663593</dc:date>
    <meta:editing-duration>PT15H33M8S</meta:editing-duration>
    <meta:editing-cycles>40</meta:editing-cycles>
    <meta:generator>LibreOffice/25.2.0.3$Linux_X86_64 LibreOffice_project/520$Build-3</meta:generator>
    <meta:document-statistic meta:object-count="34"/>
  </office:meta>
</office:document-meta>
</file>